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NumPy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>
            <text:p>NumPy</text:p>
          </table:table-cell>
          <table:table-cell office:value-type="string">
            <text:p>Numexpr</text:p>
          </table:table-cell>
        </table:table-row>
        <table:table-row table:style-name="ro1">
          <table:table-cell office:value-type="string">
            <text:p>.25*x**3 + .75*x**2 - 1.5*x – 2</text:p>
          </table:table-cell>
          <table:table-cell table:number-columns-repeated="2"/>
          <table:table-cell office:value-type="float" office:value="1.613">
            <text:p>1,613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office:value-type="string">
            <text:p>((.25*x + .75)*x - 1.5)*x – 2</text:p>
          </table:table-cell>
          <table:table-cell table:number-columns-repeated="2"/>
          <table:table-cell office:value-type="float" office:value="0.301">
            <text:p>0,301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2"/>
          <table:table-cell office:value-type="float" office:value="0.052">
            <text:p>0,052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office:value-type="string">
            <text:p>sin(x)**2+cos(x)**2</text:p>
          </table:table-cell>
          <table:table-cell table:number-columns-repeated="2"/>
          <table:table-cell office:value-type="float" office:value="0.715">
            <text:p>0,715</text:p>
          </table:table-cell>
          <table:table-cell office:value-type="float" office:value="0.559">
            <text:p>0,559</text:p>
          </table:table-cell>
        </table:table-row>
        <table:table-row table:style-name="ro1">
          <table:table-cell>
            <draw:frame table:end-cell-address="NumPy.G26" table:end-x="2.106cm" table:end-y="0.066cm" draw:z-index="1" draw:style-name="gr1" svg:width="15.654cm" svg:height="8.999cm" svg:x="0cm" svg:y="0.064cm">
              <draw:object draw:notify-on-update-of-ranges="NumPy.A1:NumPy.C1 NumPy.A2:NumPy.C3 NumPy.D1:NumPy.D1 NumPy.D2:NumPy.D3 NumPy.E1:NumPy.E1 NumPy.E2:NumPy.E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9">
          <table:table-cell table:number-columns-repeated="5"/>
        </table:table-row>
        <table:table-row table:style-name="ro1">
          <table:table-cell>
            <draw:frame table:end-cell-address="NumPy.G46" table:end-x="2.106cm" table:end-y="0.05cm" draw:z-index="0" draw:style-name="gr1" svg:width="15.654cm" svg:height="8.999cm" svg:x="0cm" svg:y="0.049cm">
              <draw:object draw:notify-on-update-of-ranges="NumPy.D1:NumPy.E1 NumPy.A2:NumPy.C2 NumPy.D2:NumPy.E2 NumPy.A3:NumPy.C3 NumPy.D3:NumPy.E3 NumPy.A4:NumPy.C4 NumPy.D4:NumPy.E4 NumPy.A5:NumPy.C5 NumPy.D5:NumPy.E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table table:name="Numexpr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.25*x**3 + .75*x**2 - 1.5*x – 2</text:p>
          </table:table-cell>
          <table:table-cell office:value-type="string">
            <text:p>((.25*x + .75)*x - 1.5)*x – 2</text:p>
          </table:table-cell>
          <table:table-cell office:value-type="string">
            <text:p>x</text:p>
          </table:table-cell>
          <table:table-cell office:value-type="string">
            <text:p>sin(x)**2+cos(x)**2</text:p>
          </table:table-cell>
        </table:table-row>
        <table:table-row table:style-name="ro1">
          <table:table-cell office:value-type="float" office:value="0.138">
            <text:p>0,138</text:p>
          </table:table-cell>
          <table:table-cell office:value-type="float" office:value="0.113">
            <text:p>0,113</text:p>
          </table:table-cell>
          <table:table-cell office:value-type="float" office:value="0.051">
            <text:p>0,051</text:p>
          </table:table-cell>
          <table:table-cell office:value-type="float" office:value="0.559">
            <text:p>0,559</text:p>
          </table:table-cell>
        </table:table-row>
        <table:table-row table:style-name="ro1">
          <table:table-cell office:value-type="float" office:value="0.077">
            <text:p>0,077</text:p>
          </table:table-cell>
          <table:table-cell office:value-type="float" office:value="0.065">
            <text:p>0,065</text:p>
          </table:table-cell>
          <table:table-cell office:value-type="float" office:value="0.037">
            <text:p>0,037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office:value-type="float" office:value="0.061">
            <text:p>0,061</text:p>
          </table:table-cell>
          <table:table-cell office:value-type="float" office:value="0.055">
            <text:p>0,055</text:p>
          </table:table-cell>
          <table:table-cell office:value-type="float" office:value="0.029">
            <text:p>0,029</text:p>
          </table:table-cell>
          <table:table-cell office:value-type="float" office:value="0.192">
            <text:p>0,192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4">
            <text:p>0,04</text:p>
          </table:table-cell>
          <table:table-cell office:value-type="float" office:value="0.025">
            <text:p>0,025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office:value-type="float" office:value="0.041">
            <text:p>0,041</text:p>
            <draw:frame table:end-cell-address="Numexpr.G26" table:end-x="2.087cm" table:end-y="0.022cm" draw:z-index="0" draw:style-name="gr1" svg:width="15.635cm" svg:height="8.98cm" svg:x="0cm" svg:y="0.039cm">
              <draw:object draw:notify-on-update-of-ranges="Numexpr.A1:Numexpr.A1 Numexpr.A2:Numexpr.A17 Numexpr.B1:Numexpr.B1 Numexpr.B2:Numexpr.B17 Numexpr.C1:Numexpr.C1 Numexpr.C2:Numexpr.C17 Numexpr.D1:Numexpr.D1 Numexpr.D2:Numexpr.D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036">
            <text:p>0,036</text:p>
          </table:table-cell>
          <table:table-cell office:value-type="float" office:value="0.022">
            <text:p>0,022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office:value-type="float" office:value="0.042">
            <text:p>0,042</text:p>
          </table:table-cell>
          <table:table-cell office:value-type="float" office:value="0.041">
            <text:p>0,041</text:p>
          </table:table-cell>
          <table:table-cell office:value-type="float" office:value="0.024">
            <text:p>0,024</text:p>
          </table:table-cell>
          <table:table-cell office:value-type="float" office:value="0.121">
            <text:p>0,121</text:p>
          </table:table-cell>
        </table:table-row>
        <table:table-row table:style-name="ro1">
          <table:table-cell office:value-type="float" office:value="0.036">
            <text:p>0,036</text:p>
          </table:table-cell>
          <table:table-cell office:value-type="float" office:value="0.029">
            <text:p>0,029</text:p>
          </table:table-cell>
          <table:table-cell office:value-type="float" office:value="0.02">
            <text:p>0,02</text:p>
          </table:table-cell>
          <table:table-cell office:value-type="float" office:value="0.106">
            <text:p>0,106</text:p>
          </table:table-cell>
        </table:table-row>
        <table:table-row table:style-name="ro1">
          <table:table-cell office:value-type="float" office:value="0.039">
            <text:p>0,039</text:p>
          </table:table-cell>
          <table:table-cell office:value-type="float" office:value="0.025">
            <text:p>0,025</text:p>
          </table:table-cell>
          <table:table-cell office:value-type="float" office:value="0.021">
            <text:p>0,021</text:p>
          </table:table-cell>
          <table:table-cell office:value-type="float" office:value="0.102">
            <text:p>0,102</text:p>
          </table:table-cell>
        </table:table-row>
        <table:table-row table:style-name="ro1">
          <table:table-cell office:value-type="float" office:value="0.033">
            <text:p>0,033</text:p>
          </table:table-cell>
          <table:table-cell office:value-type="float" office:value="0.027">
            <text:p>0,027</text:p>
          </table:table-cell>
          <table:table-cell office:value-type="float" office:value="0.022">
            <text:p>0,022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number-columns-repeated="2" office:value-type="float" office:value="0.027">
            <text:p>0,027</text:p>
          </table:table-cell>
          <table:table-cell office:value-type="float" office:value="0.023">
            <text:p>0,023</text:p>
          </table:table-cell>
          <table:table-cell office:value-type="float" office:value="0.088">
            <text:p>0,088</text:p>
          </table:table-cell>
        </table:table-row>
        <table:table-row table:style-name="ro1">
          <table:table-cell office:value-type="float" office:value="0.028">
            <text:p>0,028</text:p>
          </table:table-cell>
          <table:table-cell office:value-type="float" office:value="0.024">
            <text:p>0,024</text:p>
          </table:table-cell>
          <table:table-cell office:value-type="float" office:value="0.022">
            <text:p>0,022</text:p>
          </table:table-cell>
          <table:table-cell office:value-type="float" office:value="0.084">
            <text:p>0,084</text:p>
          </table:table-cell>
        </table:table-row>
        <table:table-row table:style-name="ro1">
          <table:table-cell office:value-type="float" office:value="0.026">
            <text:p>0,026</text:p>
          </table:table-cell>
          <table:table-cell office:value-type="float" office:value="0.025">
            <text:p>0,025</text:p>
          </table:table-cell>
          <table:table-cell office:value-type="float" office:value="0.023">
            <text:p>0,023</text:p>
          </table:table-cell>
          <table:table-cell office:value-type="float" office:value="0.077">
            <text:p>0,077</text:p>
          </table:table-cell>
        </table:table-row>
        <table:table-row table:style-name="ro1">
          <table:table-cell office:value-type="float" office:value="0.026">
            <text:p>0,026</text:p>
          </table:table-cell>
          <table:table-cell office:value-type="float" office:value="0.024">
            <text:p>0,024</text:p>
          </table:table-cell>
          <table:table-cell office:value-type="float" office:value="0.023">
            <text:p>0,023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office:value-type="float" office:value="0.028">
            <text:p>0,028</text:p>
          </table:table-cell>
          <table:table-cell office:value-type="float" office:value="0.027">
            <text:p>0,027</text:p>
          </table:table-cell>
          <table:table-cell office:value-type="float" office:value="0.023">
            <text:p>0,023</text:p>
          </table:table-cell>
          <table:table-cell office:value-type="float" office:value="0.073">
            <text:p>0,073</text:p>
          </table:table-cell>
        </table:table-row>
        <table:table-row table:style-name="ro1">
          <table:table-cell office:value-type="float" office:value="0.026">
            <text:p>0,026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office:value-type="float" office:value="0.027">
            <text:p>0,027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75">
            <text:p>0,07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>
            <draw:frame table:end-cell-address="Numexpr.G45" table:end-x="2.125cm" table:end-y="0.361cm" draw:z-index="1" draw:style-name="gr1" svg:width="15.673cm" svg:height="8.998cm" svg:x="0cm" svg:y="0.361cm">
              <draw:object draw:notify-on-update-of-ranges="Numexpr.A1:Numexpr.A1 Numexpr.A2:Numexpr.A17 Numexpr.B1:Numexpr.B1 Numexpr.B2:Numexpr.B17 Numexpr.C1:Numexpr.C1 Numexpr.C2:Numexpr.C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C cod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umexpr</text:p>
          </table:table-cell>
          <table:table-cell office:value-type="string">
            <text:p>C / OpenMP</text:p>
          </table:table-cell>
          <table:table-cell office:value-type="string">
            <text:p>C/OpenMP y = x</text:p>
          </table:table-cell>
        </table:table-row>
        <table:table-row table:style-name="ro1">
          <table:table-cell office:value-type="float" office:value="0.113">
            <text:p>0,113</text:p>
          </table:table-cell>
          <table:table-cell office:value-type="float" office:value="0.056">
            <text:p>0,056</text:p>
          </table:table-cell>
          <table:table-cell office:value-type="float" office:value="0.058">
            <text:p>0,058</text:p>
          </table:table-cell>
        </table:table-row>
        <table:table-row table:style-name="ro1">
          <table:table-cell office:value-type="float" office:value="0.065">
            <text:p>0,065</text:p>
          </table:table-cell>
          <table:table-cell table:number-columns-repeated="2" office:value-type="float" office:value="0.032">
            <text:p>0,032</text:p>
          </table:table-cell>
        </table:table-row>
        <table:table-row table:style-name="ro1">
          <table:table-cell office:value-type="float" office:value="0.055">
            <text:p>0,055</text:p>
            <draw:frame table:end-cell-address="'C code'.G24" table:end-x="2.163cm" table:end-y="0.115cm" draw:z-index="0" draw:style-name="gr1" svg:width="15.711cm" svg:height="8.98cm" svg:x="0cm" svg:y="0.132cm">
              <draw:object draw:notify-on-update-of-ranges="'C code'.A1:'C code'.A1 'C code'.A2:'C code'.A17 'C code'.B1:'C code'.B1 'C code'.B2:'C code'.B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0.023">
            <text:p>0,023</text:p>
          </table:table-cell>
          <table:table-cell office:value-type="float" office:value="0.022">
            <text:p>0,022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</table:table-row>
        <table:table-row table:style-name="ro1">
          <table:table-cell office:value-type="float" office:value="0.036">
            <text:p>0,036</text:p>
          </table:table-cell>
          <table:table-cell office:value-type="float" office:value="0.015">
            <text:p>0,015</text:p>
          </table:table-cell>
          <table:table-cell office:value-type="float" office:value="0.016">
            <text:p>0,016</text:p>
          </table:table-cell>
        </table:table-row>
        <table:table-row table:style-name="ro1">
          <table:table-cell office:value-type="float" office:value="0.041">
            <text:p>0,041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office:value-type="float" office:value="0.029">
            <text:p>0,029</text:p>
          </table:table-cell>
          <table:table-cell table:number-columns-repeated="2" office:value-type="float" office:value="0.013">
            <text:p>0,013</text:p>
          </table:table-cell>
        </table:table-row>
        <table:table-row table:style-name="ro1">
          <table:table-cell office:value-type="float" office:value="0.025">
            <text:p>0,025</text:p>
          </table:table-cell>
          <table:table-cell table:number-columns-repeated="2" office:value-type="float" office:value="0.011">
            <text:p>0,011</text:p>
          </table:table-cell>
        </table:table-row>
        <table:table-row table:style-name="ro1">
          <table:table-cell office:value-type="float" office:value="0.027">
            <text:p>0,027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office:value-type="float" office:value="0.027">
            <text:p>0,027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office:value-type="float" office:value="0.024">
            <text:p>0,024</text:p>
          </table:table-cell>
          <table:table-cell table:number-columns-repeated="2" office:value-type="float" office:value="0.013">
            <text:p>0,013</text:p>
          </table:table-cell>
        </table:table-row>
        <table:table-row table:style-name="ro1">
          <table:table-cell office:value-type="float" office:value="0.025">
            <text:p>0,025</text:p>
          </table:table-cell>
          <table:table-cell table:number-columns-repeated="2" office:value-type="float" office:value="0.012">
            <text:p>0,012</text:p>
          </table:table-cell>
        </table:table-row>
        <table:table-row table:style-name="ro1">
          <table:table-cell office:value-type="float" office:value="0.024">
            <text:p>0,024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0.027">
            <text:p>0,027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0.023">
            <text:p>0,023</text:p>
          </table:table-cell>
          <table:table-cell office:value-type="float" office:value="0.011">
            <text:p>0,01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0.023">
            <text:p>0,023</text:p>
          </table:table-cell>
          <table:table-cell office:value-type="float" office:value="0.011">
            <text:p>0,011</text:p>
          </table:table-cell>
          <table:table-cell office:value-type="float" office:value="0.009">
            <text:p>0,009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>
            <draw:frame table:end-cell-address="'C code'.G43" table:end-x="2.182cm" table:end-y="0.412cm" draw:z-index="1" draw:style-name="gr1" svg:width="15.73cm" svg:height="8.999cm" svg:x="0cm" svg:y="0.41cm">
              <draw:object draw:notify-on-update-of-ranges="'C code'.A1:'C code'.A1 'C code'.A2:'C code'.A17 'C code'.B1:'C code'.B1 'C code'.B2:'C code'.B17 'C code'.C1:'C code'.C1 'C code'.C2:'C code'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0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7T13:50:59</meta:creation-date>
    <dc:date>2011-09-12T10:49:53</dc:date>
    <meta:editing-duration>PT5H5M37S</meta:editing-duration>
    <meta:editing-cycles>18</meta:editing-cycles>
    <meta:generator>LibreOffice/3.3$Unix LibreOffice_project/330m19$Build-8</meta:generator>
    <meta:document-statistic meta:table-count="3" meta:cell-count="13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1cm" svg:height="9cm" xlink:href=".." xlink:type="simple" chart:class="chart:bar" chart:style-name="ch1">
        <chart:title svg:x="4.805cm" svg:y="0.316cm" chart:style-name="ch2">
          <text:p>y = ((.25*x + .75)*x - 1.5)*x - 2</text:p>
        </chart:title>
        <chart:legend chart:legend-position="end" svg:x="12.329cm" svg:y="3.755cm" chart:style-name="ch3"/>
        <chart:plot-area chart:style-name="ch4" table:cell-range-address="'C code'.A1:'C code'.C17" chart:data-source-has-labels="row" svg:x="1.325cm" svg:y="1.635cm" svg:width="10.376cm" svg:height="6.765cm">
          <chartooo:coordinate-region svg:x="2.237cm" svg:y="1.834cm" svg:width="9.464cm" svg:height="5.919cm"/>
          <chart:axis chart:dimension="x" chart:name="primary-x" chart:style-name="ch5"/>
          <chart:axis chart:dimension="y" chart:name="primary-y" chart:style-name="ch6">
            <chart:title svg:x="0.451cm" svg:y="5.683cm" chart:style-name="ch7">
              <text:p>Time (s)</text:p>
            </chart:title>
            <chart:grid chart:style-name="ch8" chart:class="major"/>
          </chart:axis>
          <chart:series chart:style-name="ch9" chart:values-cell-range-address="'C code'.A2:'C code'.A17" chart:label-cell-address="'C code'.A1:'C code'.A1" chart:class="chart:bar">
            <chart:data-point chart:repeated="16"/>
          </chart:series>
          <chart:series chart:style-name="ch10" chart:values-cell-range-address="'C code'.B2:'C code'.B17" chart:label-cell-address="'C code'.B1:'C code'.B1" chart:class="chart:bar">
            <chart:data-point chart:repeated="16"/>
          </chart:series>
          <chart:series chart:style-name="ch11" chart:values-cell-range-address="'C code'.C2:'C code'.C17" chart:label-cell-address="'C code'.C1:'C code'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xpr</text:p>
                <draw:g>
                  <svg:desc>'C code'.A1:'C code'.A1</svg:desc>
                </draw:g>
              </table:table-cell>
              <table:table-cell office:value-type="string">
                <text:p>C / OpenMP</text:p>
                <draw:g>
                  <svg:desc>'C code'.B1:'C code'.B1</svg:desc>
                </draw:g>
              </table:table-cell>
              <table:table-cell office:value-type="string">
                <text:p>C/OpenMP y = x</text:p>
                <draw:g>
                  <svg:desc>'C code'.C1:'C cod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">
                <text:p>0.113</text:p>
                <draw:g>
                  <svg:desc>'C code'.A2:'C code'.A17</svg:desc>
                </draw:g>
              </table:table-cell>
              <table:table-cell office:value-type="float" office:value="0.056">
                <text:p>0.056</text:p>
                <draw:g>
                  <svg:desc>'C code'.B2:'C code'.B17</svg:desc>
                </draw:g>
              </table:table-cell>
              <table:table-cell office:value-type="float" office:value="0.058">
                <text:p>0.058</text:p>
                <draw:g>
                  <svg:desc>'C code'.C2:'C code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">
                <text:p>0.06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">
                <text:p>0.036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">
                <text:p>0.041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">
                <text:p>0.029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">
                <text:p>0.027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">
                <text:p>0.025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6cm" svg:height="8.981cm" xlink:href=".." xlink:type="simple" chart:class="chart:bar" chart:style-name="ch1">
        <chart:title svg:x="6.888cm" svg:y="0.315cm" chart:style-name="ch2">
          <text:p>Numexpr</text:p>
        </chart:title>
        <chart:legend chart:legend-position="end" svg:x="10.223cm" svg:y="3.52cm" chart:style-name="ch3"/>
        <chart:plot-area chart:style-name="ch4" table:cell-range-address="Numexpr.A1:Numexpr.D17" chart:data-source-has-labels="row" svg:x="1.323cm" svg:y="1.631cm" svg:width="8.276cm" svg:height="6.751cm">
          <chartooo:coordinate-region svg:x="2.05cm" svg:y="1.831cm" svg:width="7.549cm" svg:height="5.904cm"/>
          <chart:axis chart:dimension="x" chart:name="primary-x" chart:style-name="ch5"/>
          <chart:axis chart:dimension="y" chart:name="primary-y" chart:style-name="ch6">
            <chart:title svg:x="0.451cm" svg:y="5.672cm" chart:style-name="ch7">
              <text:p>Time (s)</text:p>
            </chart:title>
            <chart:grid chart:style-name="ch8" chart:class="major"/>
          </chart:axis>
          <chart:series chart:style-name="ch9" chart:values-cell-range-address="Numexpr.A2:Numexpr.A17" chart:label-cell-address="Numexpr.A1:Numexpr.A1" chart:class="chart:bar">
            <chart:data-point chart:repeated="16"/>
          </chart:series>
          <chart:series chart:style-name="ch10" chart:values-cell-range-address="Numexpr.B2:Numexpr.B17" chart:label-cell-address="Numexpr.B1:Numexpr.B1" chart:class="chart:bar">
            <chart:data-point chart:repeated="16"/>
          </chart:series>
          <chart:series chart:style-name="ch11" chart:values-cell-range-address="Numexpr.C2:Numexpr.C17" chart:label-cell-address="Numexpr.C1:Numexpr.C1" chart:class="chart:bar">
            <chart:data-point chart:repeated="16"/>
          </chart:series>
          <chart:series chart:style-name="ch12" chart:values-cell-range-address="Numexpr.D2:Numexpr.D17" chart:label-cell-address="Numexpr.D1:Numexpr.D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25*x**3 + .75*x**2 - 1.5*x – 2</text:p>
                <draw:g>
                  <svg:desc>Numexpr.A1:Numexpr.A1</svg:desc>
                </draw:g>
              </table:table-cell>
              <table:table-cell office:value-type="string">
                <text:p>((.25*x + .75)*x - 1.5)*x – 2</text:p>
                <draw:g>
                  <svg:desc>Numexpr.B1:Numexpr.B1</svg:desc>
                </draw:g>
              </table:table-cell>
              <table:table-cell office:value-type="string">
                <text:p>x</text:p>
                <draw:g>
                  <svg:desc>Numexpr.C1:Numexpr.C1</svg:desc>
                </draw:g>
              </table:table-cell>
              <table:table-cell office:value-type="string">
                <text:p>sin(x)**2+cos(x)**2</text:p>
                <draw:g>
                  <svg:desc>Numexpr.D1:Numexp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">
                <text:p>0.138</text:p>
                <draw:g>
                  <svg:desc>Numexpr.A2:Numexpr.A17</svg:desc>
                </draw:g>
              </table:table-cell>
              <table:table-cell office:value-type="float" office:value="0.113">
                <text:p>0.113</text:p>
                <draw:g>
                  <svg:desc>Numexpr.B2:Numexpr.B17</svg:desc>
                </draw:g>
              </table:table-cell>
              <table:table-cell office:value-type="float" office:value="0.051">
                <text:p>0.051</text:p>
                <draw:g>
                  <svg:desc>Numexpr.C2:Numexpr.C17</svg:desc>
                </draw:g>
              </table:table-cell>
              <table:table-cell office:value-type="float" office:value="0.559">
                <text:p>0.559</text:p>
                <draw:g>
                  <svg:desc>Numexpr.D2:Numexpr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">
                <text:p>0.07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">
                <text:p>0.061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25">
                <text:p>0.02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1">
                <text:p>0.041</text:p>
              </table:table-cell>
              <table:table-cell office:value-type="float" office:value="0.036">
                <text:p>0.036</text:p>
              </table:table-cell>
              <table:table-cell office:value-type="float" office:value="0.022">
                <text:p>0.02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24">
                <text:p>0.02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  <table:table-cell office:value-type="float" office:value="0.02">
                <text:p>0.0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75">
                <text:p>0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55cm" svg:height="9cm" xlink:href=".." xlink:type="simple" chart:class="chart:bar" chart:style-name="ch1">
        <chart:title svg:x="4.847cm" svg:y="0.316cm" chart:style-name="ch2">
          <text:p>NumPy vs Numexpr (1 thread)</text:p>
        </chart:title>
        <chart:legend chart:legend-position="end" svg:x="10.242cm" svg:y="3.331cm" chart:style-name="ch3"/>
        <chart:plot-area chart:style-name="ch4" table:cell-range-address="NumPy.A1:NumPy.E5" chart:data-source-has-labels="both" svg:x="1.324cm" svg:y="1.635cm" svg:width="8.292cm" svg:height="6.765cm">
          <chartooo:coordinate-region svg:x="2.051cm" svg:y="1.835cm" svg:width="7.565cm" svg:height="5.918cm"/>
          <chart:axis chart:dimension="x" chart:name="primary-x" chart:style-name="ch5">
            <chart:categories table:cell-range-address="NumPy.D1:NumPy.E1"/>
          </chart:axis>
          <chart:axis chart:dimension="y" chart:name="primary-y" chart:style-name="ch6">
            <chart:title svg:x="0.451cm" svg:y="5.683cm" chart:style-name="ch7">
              <text:p>Time (s)</text:p>
            </chart:title>
            <chart:grid chart:style-name="ch8" chart:class="major"/>
          </chart:axis>
          <chart:series chart:style-name="ch9" chart:values-cell-range-address="NumPy.D2:NumPy.E2" chart:label-cell-address="NumPy.A2:NumPy.C2" chart:class="chart:bar">
            <chart:data-point chart:repeated="2"/>
          </chart:series>
          <chart:series chart:style-name="ch10" chart:values-cell-range-address="NumPy.D3:NumPy.E3" chart:label-cell-address="NumPy.A3:NumPy.C3" chart:class="chart:bar">
            <chart:data-point chart:repeated="2"/>
          </chart:series>
          <chart:series chart:style-name="ch11" chart:values-cell-range-address="NumPy.D4:NumPy.E4" chart:label-cell-address="NumPy.A4:NumPy.C4" chart:class="chart:bar">
            <chart:data-point chart:repeated="2"/>
          </chart:series>
          <chart:series chart:style-name="ch12" chart:values-cell-range-address="NumPy.D5:NumPy.E5" chart:label-cell-address="NumPy.A5:NumPy.C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Py</text:p>
                <draw:g>
                  <svg:desc>NumPy.D1:NumPy.E1</svg:desc>
                </draw:g>
              </table:table-cell>
              <table:table-cell office:value-type="string">
                <text:p>Numexpr</text:p>
              </table:table-cell>
            </table:table-row>
          </table:table-header-rows>
          <table:table-rows>
            <table:table-row>
              <table:table-cell office:value-type="string">
                <text:p>.25*x**3 + .75*x**2 - 1.5*x – 2</text:p>
                <text:list>
                  <text:list-item>
                    <text:p>.25*x**3 + .75*x**2 - 1.5*x – 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umPy.A2:NumPy.C2</svg:desc>
                </draw:g>
              </table:table-cell>
              <table:table-cell office:value-type="float" office:value="1.613">
                <text:p>1.613</text:p>
                <draw:g>
                  <svg:desc>NumPy.D2:NumPy.E2</svg:desc>
                </draw:g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((.25*x + .75)*x - 1.5)*x – 2</text:p>
                <text:list>
                  <text:list-item>
                    <text:p>((.25*x + .75)*x - 1.5)*x – 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umPy.A3:NumPy.C3</svg:desc>
                </draw:g>
              </table:table-cell>
              <table:table-cell office:value-type="float" office:value="0.301">
                <text:p>0.301</text:p>
                <draw:g>
                  <svg:desc>NumPy.D3:NumPy.E3</svg:desc>
                </draw:g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x</text:p>
                <text:list>
                  <text:list-item>
                    <text:p>x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umPy.A4:NumPy.C4</svg:desc>
                </draw:g>
              </table:table-cell>
              <table:table-cell office:value-type="float" office:value="0.052">
                <text:p>0.052</text:p>
                <draw:g>
                  <svg:desc>NumPy.D4:NumPy.E4</svg:desc>
                </draw:g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sin(x)**2+cos(x)**2</text:p>
                <text:list>
                  <text:list-item>
                    <text:p>sin(x)**2+cos(x)**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umPy.A5:NumPy.C5</svg:desc>
                </draw:g>
              </table:table-cell>
              <table:table-cell office:value-type="float" office:value="0.715">
                <text:p>0.715</text:p>
                <draw:g>
                  <svg:desc>NumPy.D5:NumPy.E5</svg:desc>
                </draw:g>
              </table:table-cell>
              <table:table-cell office:value-type="float" office:value="0.559">
                <text:p>0.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12cm" svg:height="8.981cm" xlink:href=".." xlink:type="simple" chart:class="chart:bar" chart:style-name="ch1">
        <chart:title svg:x="4.796cm" svg:y="0.315cm" chart:style-name="ch2">
          <text:p>y = ((.25*x + .75)*x - 1.5)*x - 2</text:p>
        </chart:title>
        <chart:legend chart:legend-position="end" svg:x="12.998cm" svg:y="3.97cm" chart:style-name="ch3"/>
        <chart:plot-area chart:style-name="ch4" table:cell-range-address="'C code'.A1:'C code'.B17" chart:data-source-has-labels="row" svg:x="1.325cm" svg:y="1.631cm" svg:width="11.045cm" svg:height="6.751cm">
          <chartooo:coordinate-region svg:x="2.237cm" svg:y="1.83cm" svg:width="10.133cm" svg:height="5.905cm"/>
          <chart:axis chart:dimension="x" chart:name="primary-x" chart:style-name="ch5"/>
          <chart:axis chart:dimension="y" chart:name="primary-y" chart:style-name="ch6">
            <chart:title svg:x="0.451cm" svg:y="5.672cm" chart:style-name="ch7">
              <text:p>Time (s)</text:p>
            </chart:title>
            <chart:grid chart:style-name="ch8" chart:class="major"/>
          </chart:axis>
          <chart:series chart:style-name="ch9" chart:values-cell-range-address="'C code'.A2:'C code'.A17" chart:label-cell-address="'C code'.A1:'C code'.A1" chart:class="chart:bar">
            <chart:data-point chart:repeated="16"/>
          </chart:series>
          <chart:series chart:style-name="ch10" chart:values-cell-range-address="'C code'.B2:'C code'.B17" chart:label-cell-address="'C code'.B1:'C code'.B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xpr</text:p>
                <draw:g>
                  <svg:desc>'C code'.A1:'C code'.A1</svg:desc>
                </draw:g>
              </table:table-cell>
              <table:table-cell office:value-type="string">
                <text:p>C / OpenMP</text:p>
                <draw:g>
                  <svg:desc>'C code'.B1:'C cod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">
                <text:p>0.113</text:p>
                <draw:g>
                  <svg:desc>'C code'.A2:'C code'.A17</svg:desc>
                </draw:g>
              </table:table-cell>
              <table:table-cell office:value-type="float" office:value="0.056">
                <text:p>0.056</text:p>
                <draw:g>
                  <svg:desc>'C code'.B2:'C code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">
                <text:p>0.06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">
                <text:p>0.03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">
                <text:p>0.04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">
                <text:p>0.02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">
                <text:p>0.02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">
                <text:p>0.02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4cm" svg:height="8.999cm" xlink:href=".." xlink:type="simple" chart:class="chart:bar" chart:style-name="ch1">
        <chart:title svg:x="6.179cm" svg:y="0.315cm" chart:style-name="ch2">
          <text:p>Numexpr (detail)</text:p>
        </chart:title>
        <chart:legend chart:legend-position="end" svg:x="10.261cm" svg:y="3.754cm" chart:style-name="ch3"/>
        <chart:plot-area chart:style-name="ch4" table:cell-range-address="Numexpr.A1:Numexpr.C17" chart:data-source-has-labels="row" svg:x="1.324cm" svg:y="1.631cm" svg:width="8.311cm" svg:height="6.769cm">
          <chartooo:coordinate-region svg:x="2.236cm" svg:y="1.831cm" svg:width="7.399cm" svg:height="5.922cm"/>
          <chart:axis chart:dimension="x" chart:name="primary-x" chart:style-name="ch5"/>
          <chart:axis chart:dimension="y" chart:name="primary-y" chart:style-name="ch6">
            <chart:title svg:x="0.451cm" svg:y="5.681cm" chart:style-name="ch7">
              <text:p>Time (s)</text:p>
            </chart:title>
            <chart:grid chart:style-name="ch8" chart:class="major"/>
          </chart:axis>
          <chart:series chart:style-name="ch9" chart:values-cell-range-address="Numexpr.A2:Numexpr.A17" chart:label-cell-address="Numexpr.A1:Numexpr.A1" chart:class="chart:bar">
            <chart:data-point chart:repeated="16"/>
          </chart:series>
          <chart:series chart:style-name="ch10" chart:values-cell-range-address="Numexpr.B2:Numexpr.B17" chart:label-cell-address="Numexpr.B1:Numexpr.B1" chart:class="chart:bar">
            <chart:data-point chart:repeated="16"/>
          </chart:series>
          <chart:series chart:style-name="ch11" chart:values-cell-range-address="Numexpr.C2:Numexpr.C17" chart:label-cell-address="Numexpr.C1:Numexpr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25*x**3 + .75*x**2 - 1.5*x – 2</text:p>
                <draw:g>
                  <svg:desc>Numexpr.A1:Numexpr.A1</svg:desc>
                </draw:g>
              </table:table-cell>
              <table:table-cell office:value-type="string">
                <text:p>((.25*x + .75)*x - 1.5)*x – 2</text:p>
                <draw:g>
                  <svg:desc>Numexpr.B1:Numexpr.B1</svg:desc>
                </draw:g>
              </table:table-cell>
              <table:table-cell office:value-type="string">
                <text:p>x</text:p>
                <draw:g>
                  <svg:desc>Numexpr.C1:Numexp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">
                <text:p>0.138</text:p>
                <draw:g>
                  <svg:desc>Numexpr.A2:Numexpr.A17</svg:desc>
                </draw:g>
              </table:table-cell>
              <table:table-cell office:value-type="float" office:value="0.113">
                <text:p>0.113</text:p>
                <draw:g>
                  <svg:desc>Numexpr.B2:Numexpr.B17</svg:desc>
                </draw:g>
              </table:table-cell>
              <table:table-cell office:value-type="float" office:value="0.051">
                <text:p>0.051</text:p>
                <draw:g>
                  <svg:desc>Numexpr.C2:Numexpr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">
                <text:p>0.07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">
                <text:p>0.061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1">
                <text:p>0.041</text:p>
              </table:table-cell>
              <table:table-cell office:value-type="float" office:value="0.036">
                <text:p>0.03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55cm" svg:height="9cm" xlink:href=".." xlink:type="simple" chart:class="chart:bar" chart:style-name="ch1">
        <chart:title svg:x="4.092cm" svg:y="0.316cm" chart:style-name="ch2">
          <text:p>Time to evaluate polynomial (1 thread)</text:p>
        </chart:title>
        <chart:legend chart:legend-position="end" svg:x="13.47cm" svg:y="3.98cm" chart:style-name="ch3"/>
        <chart:plot-area chart:style-name="ch4" table:cell-range-address="NumPy.A1:NumPy.E3" chart:data-source-has-labels="both" svg:x="1.324cm" svg:y="1.635cm" svg:width="11.52cm" svg:height="6.765cm">
          <chartooo:coordinate-region svg:x="2.051cm" svg:y="1.834cm" svg:width="10.793cm" svg:height="5.919cm"/>
          <chart:axis chart:dimension="x" chart:name="primary-x" chart:style-name="ch5">
            <chart:categories table:cell-range-address="NumPy.A2:NumPy.C3"/>
          </chart:axis>
          <chart:axis chart:dimension="y" chart:name="primary-y" chart:style-name="ch6">
            <chart:title svg:x="0.451cm" svg:y="5.683cm" chart:style-name="ch7">
              <text:p>Time (s)</text:p>
            </chart:title>
            <chart:grid chart:style-name="ch8" chart:class="major"/>
          </chart:axis>
          <chart:series chart:style-name="ch9" chart:values-cell-range-address="NumPy.D2:NumPy.D3" chart:label-cell-address="NumPy.D1:NumPy.D1" chart:class="chart:bar">
            <chart:data-point chart:repeated="2"/>
          </chart:series>
          <chart:series chart:style-name="ch10" chart:values-cell-range-address="NumPy.E2:NumPy.E3" chart:label-cell-address="NumPy.E1:NumPy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Py</text:p>
                <draw:g>
                  <svg:desc>NumPy.D1:NumPy.D1</svg:desc>
                </draw:g>
              </table:table-cell>
              <table:table-cell office:value-type="string">
                <text:p>Numexpr</text:p>
                <draw:g>
                  <svg:desc>NumPy.E1:NumP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25*x**3 + .75*x**2 - 1.5*x – 2</text:p>
                <text:list>
                  <text:list-item>
                    <text:p>.25*x**3 + .75*x**2 - 1.5*x – 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umPy.A2:NumPy.C3</svg:desc>
                </draw:g>
              </table:table-cell>
              <table:table-cell office:value-type="float" office:value="1.613">
                <text:p>1.613</text:p>
                <draw:g>
                  <svg:desc>NumPy.D2:NumPy.D3</svg:desc>
                </draw:g>
              </table:table-cell>
              <table:table-cell office:value-type="float" office:value="0.138">
                <text:p>0.138</text:p>
                <draw:g>
                  <svg:desc>NumPy.E2:NumPy.E3</svg:desc>
                </draw:g>
              </table:table-cell>
            </table:table-row>
            <table:table-row>
              <table:table-cell office:value-type="string">
                <text:p>((.25*x + .75)*x - 1.5)*x – 2</text:p>
                <text:list>
                  <text:list-item>
                    <text:p>((.25*x + .75)*x - 1.5)*x – 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01">
                <text:p>0.301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